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loext:contextual-spacing="false"/>
    </style:style>
    <style:style style:name="P3" style:family="paragraph" style:parent-style-name="Text_20_body" style:list-style-name="L2">
      <style:paragraph-properties fo:margin-top="0cm" fo:margin-bottom="0cm" loext:contextual-spacing="false"/>
    </style:style>
    <style:style style:name="P4" style:family="paragraph" style:parent-style-name="Text_20_body" style:list-style-name="L3">
      <style:paragraph-properties fo:margin-top="0cm" fo:margin-bottom="0cm" loext:contextual-spacing="false"/>
    </style:style>
    <style:style style:name="P5" style:family="paragraph" style:parent-style-name="Text_20_body" style:list-style-name="L4">
      <style:paragraph-properties fo:margin-top="0cm" fo:margin-bottom="0cm" loext:contextual-spacing="false"/>
    </style:style>
    <style:style style:name="P6" style:family="paragraph" style:parent-style-name="Text_20_body" style:list-style-name="L5">
      <style:paragraph-properties fo:margin-top="0cm" fo:margin-bottom="0cm" loext:contextual-spacing="false"/>
    </style:style>
    <style:style style:name="P7" style:family="paragraph" style:parent-style-name="Text_20_body" style:list-style-name="L6">
      <style:paragraph-properties fo:margin-top="0cm" fo:margin-bottom="0cm" loext:contextual-spacing="false"/>
    </style:style>
    <style:style style:name="P8" style:family="paragraph" style:parent-style-name="Text_20_body" style:list-style-name="L7">
      <style:paragraph-properties fo:margin-top="0cm" fo:margin-bottom="0cm" loext:contextual-spacing="false"/>
    </style:style>
    <style:style style:name="P9" style:family="paragraph" style:parent-style-name="Text_20_body" style:list-style-name="L8">
      <style:paragraph-properties fo:margin-top="0cm" fo:margin-bottom="0cm" loext:contextual-spacing="false"/>
    </style:style>
    <style:style style:name="P10" style:family="paragraph" style:parent-style-name="Text_20_body" style:list-style-name="L9">
      <style:paragraph-properties fo:margin-top="0cm" fo:margin-bottom="0cm" loext:contextual-spacing="false"/>
    </style:style>
    <style:style style:name="P11" style:family="paragraph" style:parent-style-name="Text_20_body" style:list-style-name="L10">
      <style:paragraph-properties fo:margin-top="0cm" fo:margin-bottom="0cm" loext:contextual-spacing="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officeooo:rsid="001804be"/>
    </style:style>
    <text:list-style style:name="L1">
      <text:list-level-style-number text:level="1" text:style-name="Numbering_20_Symbols" style:num-suffix="." style:num-format="1">
        <style:list-level-properties text:space-before="0.635cm" text:min-label-width="1.016cm"/>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space-before="0.635cm" text:min-label-width="1.016cm"/>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1">
        <style:list-level-properties text:space-before="0.635cm" text:min-label-width="1.016cm"/>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space-before="0.635cm" text:min-label-width="1.016cm"/>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style:num-suffix="." text:bullet-char="•">
        <style:list-level-properties text:space-before="0.635cm" text:min-label-width="1.016cm"/>
      </text:list-level-style-bullet>
      <text:list-level-style-bullet text:level="2" text:style-name="Bullet_20_Symbols" style:num-suffix="." text:bullet-char="◦">
        <style:list-level-properties text:space-before="1.651cm" text:min-label-width="1.016cm"/>
      </text:list-level-style-bullet>
      <text:list-level-style-bullet text:level="3" text:style-name="Bullet_20_Symbols" style:num-suffix="." text:bullet-char="▪">
        <style:list-level-properties text:space-before="2.667cm" text:min-label-width="1.016cm"/>
      </text:list-level-style-bullet>
      <text:list-level-style-bullet text:level="4" text:style-name="Bullet_20_Symbols" style:num-suffix="." text:bullet-char="•">
        <style:list-level-properties text:space-before="3.683cm" text:min-label-width="1.016cm"/>
      </text:list-level-style-bullet>
      <text:list-level-style-bullet text:level="5" text:style-name="Bullet_20_Symbols" style:num-suffix="." text:bullet-char="◦">
        <style:list-level-properties text:space-before="4.699cm" text:min-label-width="1.016cm"/>
      </text:list-level-style-bullet>
      <text:list-level-style-bullet text:level="6" text:style-name="Bullet_20_Symbols" style:num-suffix="." text:bullet-char="▪">
        <style:list-level-properties text:space-before="5.715cm" text:min-label-width="1.016cm"/>
      </text:list-level-style-bullet>
      <text:list-level-style-bullet text:level="7" text:style-name="Bullet_20_Symbols" style:num-suffix="." text:bullet-char="•">
        <style:list-level-properties text:space-before="6.731cm" text:min-label-width="1.016cm"/>
      </text:list-level-style-bullet>
      <text:list-level-style-bullet text:level="8" text:style-name="Bullet_20_Symbols" style:num-suffix="." text:bullet-char="◦">
        <style:list-level-properties text:space-before="7.747cm" text:min-label-width="1.016cm"/>
      </text:list-level-style-bullet>
      <text:list-level-style-bullet text:level="9" text:style-name="Bullet_20_Symbols" style:num-suffix="." text:bullet-char="▪">
        <style:list-level-properties text:space-before="8.763cm" text:min-label-width="1.016cm"/>
      </text:list-level-style-bullet>
      <text:list-level-style-bullet text:level="10" text:style-name="Bullet_20_Symbols" style:num-suffix="." text:bullet-char="•">
        <style:list-level-properties text:space-before="9.779cm" text:min-label-width="1.016cm"/>
      </text:list-level-style-bullet>
    </text:list-style>
    <text:list-style style:name="L6">
      <text:list-level-style-number text:level="1" text:style-name="Numbering_20_Symbols" style:num-suffix="." style:num-format="1">
        <style:list-level-properties text:space-before="0.635cm" text:min-label-width="1.016cm"/>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Numbering_20_Symbols" style:num-suffix="." style:num-format="1">
        <style:list-level-properties text:space-before="0.635cm" text:min-label-width="1.016cm"/>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space-before="0.635cm" text:min-label-width="1.016cm"/>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bullet text:level="1" text:style-name="Bullet_20_Symbols" style:num-suffix="." text:bullet-char="•">
        <style:list-level-properties text:space-before="0.635cm" text:min-label-width="1.016cm"/>
      </text:list-level-style-bullet>
      <text:list-level-style-bullet text:level="2" text:style-name="Bullet_20_Symbols" style:num-suffix="." text:bullet-char="◦">
        <style:list-level-properties text:space-before="1.651cm" text:min-label-width="1.016cm"/>
      </text:list-level-style-bullet>
      <text:list-level-style-bullet text:level="3" text:style-name="Bullet_20_Symbols" style:num-suffix="." text:bullet-char="▪">
        <style:list-level-properties text:space-before="2.667cm" text:min-label-width="1.016cm"/>
      </text:list-level-style-bullet>
      <text:list-level-style-bullet text:level="4" text:style-name="Bullet_20_Symbols" style:num-suffix="." text:bullet-char="•">
        <style:list-level-properties text:space-before="3.683cm" text:min-label-width="1.016cm"/>
      </text:list-level-style-bullet>
      <text:list-level-style-bullet text:level="5" text:style-name="Bullet_20_Symbols" style:num-suffix="." text:bullet-char="◦">
        <style:list-level-properties text:space-before="4.699cm" text:min-label-width="1.016cm"/>
      </text:list-level-style-bullet>
      <text:list-level-style-bullet text:level="6" text:style-name="Bullet_20_Symbols" style:num-suffix="." text:bullet-char="▪">
        <style:list-level-properties text:space-before="5.715cm" text:min-label-width="1.016cm"/>
      </text:list-level-style-bullet>
      <text:list-level-style-bullet text:level="7" text:style-name="Bullet_20_Symbols" style:num-suffix="." text:bullet-char="•">
        <style:list-level-properties text:space-before="6.731cm" text:min-label-width="1.016cm"/>
      </text:list-level-style-bullet>
      <text:list-level-style-bullet text:level="8" text:style-name="Bullet_20_Symbols" style:num-suffix="." text:bullet-char="◦">
        <style:list-level-properties text:space-before="7.747cm" text:min-label-width="1.016cm"/>
      </text:list-level-style-bullet>
      <text:list-level-style-bullet text:level="9" text:style-name="Bullet_20_Symbols" style:num-suffix="." text:bullet-char="▪">
        <style:list-level-properties text:space-before="8.763cm" text:min-label-width="1.016cm"/>
      </text:list-level-style-bullet>
      <text:list-level-style-bullet text:level="10" text:style-name="Bullet_20_Symbols" style:num-suffix="." text:bullet-char="•">
        <style:list-level-properties text:space-before="9.779cm" text:min-label-width="1.016cm"/>
      </text:list-level-style-bullet>
    </text:list-style>
    <text:list-style style:name="L10">
      <text:list-level-style-number text:level="1" text:style-name="Numbering_20_Symbols" style:num-suffix="." style:num-format="1">
        <style:list-level-properties text:space-before="0.635cm" text:min-label-width="1.016cm"/>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roopi Quickstart Guide</text:h>
      <text:p text:style-name="First_20_paragraph">This quickstart guide will guide you through the process of getting your Groopi up and running quickly. But before we start, there are few requirements.</text:p>
      <text:h text:style-name="Heading_20_2" text:outline-level="2">Requirements</text:h>
      <text:list xml:id="list4672668509945664955" text:style-name="L1">
        <text:list-item>
          <text:p text:style-name="P2">A WIFI cabable device with a web browser. This can be on a phone, tablet, laptop, etc.., anything with a web browser.</text:p>
        </text:list-item>
        <text:list-item>
          <text:p text:style-name="P2">Javascript and cookies must be enabled on the browser. If you haven’t explicitly disabled these, then they are most likely already enabled.</text:p>
        </text:list-item>
        <text:list-item>
          <text:p text:style-name="P2">A printed or downloaded <text:a xlink:type="simple" xlink:href="https://git.opengroop.org/groopi-quickstart.pdf" text:style-name="Internet_20_link" text:visited-style-name="Visited_20_Internet_20_Link"><text:span text:style-name="Definition">PDF</text:span></text:a> version of this guide.<text:line-break/>(This is only necessary if you plan on foll<text:span text:style-name="T4">o</text:span>wing this guide on the same device that you plan to connect to the Groopi.)</text:p>
        </text:list-item>
      </text:list>
      <text:h text:style-name="Heading_20_2" text:outline-level="2">Step Summary</text:h>
      <text:p text:style-name="First_20_paragraph">To get us up and going, these are the steps we will be taking:</text:p>
      <text:p text:style-name="Text_20_body"/>
      <text:list xml:id="list8133921660666657257" text:style-name="L2">
        <text:list-item>
          <text:p text:style-name="P3">Powering up the Groopi.</text:p>
        </text:list-item>
        <text:list-item>
          <text:p text:style-name="P3">Connecting your browsing device to the Groopi’s WIFI network.</text:p>
        </text:list-item>
        <text:list-item>
          <text:p text:style-name="P3">Browse to the OpenGro/Op web console.</text:p>
        </text:list-item>
        <text:list-item>
          <text:p text:style-name="P3">Configuring your browser to accept security warning.</text:p>
        </text:list-item>
        <text:list-item>
          <text:p text:style-name="P3">Logging in to the OpenGro/Op web console.</text:p>
        </text:list-item>
        <text:list-item>
          <text:p text:style-name="P3">Changing the default password for the OpenGro/Op web console. (<text:span text:style-name="T1">optional</text:span>)</text:p>
          <text:p text:style-name="P3"/>
        </text:list-item>
      </text:list>
      <text:p text:style-name="First_20_paragraph">That’s it, so let’s get going.</text:p>
      <text:h text:style-name="Heading_20_2" text:outline-level="2">Power up the Groopi</text:h>
      <text:list xml:id="list7739366491012164747" text:style-name="L3">
        <text:list-item>
          <text:p text:style-name="P4">Make sure the SD card is solidly inserted in the Groopi.</text:p>
        </text:list-item>
        <text:list-item>
          <text:p text:style-name="P4">Connect the sensor to any USB port on the Groopi.</text:p>
        </text:list-item>
        <text:list-item>
          <text:p text:style-name="P4">Connect the micro USB end of the AC/DC power supply to the Groopi.</text:p>
        </text:list-item>
        <text:list-item>
          <text:p text:style-name="P4">Plug the plug end of the AC/DC power supply into a 120v power source. Your Groopi should now power up.</text:p>
          <text:p text:style-name="P4"/>
        </text:list-item>
      </text:list>
      <text:p text:style-name="First_20_paragraph">The Groopi will take a few minutes to boot up. We can’t move on until fully booted. I suggest waiting 5 minutes before moving on to the next steps.</text:p>
      <text:p text:style-name="Text_20_body"/>
      <text:p text:style-name="Text_20_body"/>
      <text:p text:style-name="Text_20_body"/>
      <text:h text:style-name="Heading_20_2" text:outline-level="2"><text:soft-page-break/>Connecting to the Groopi’s WIFI network</text:h>
      <text:p text:style-name="First_20_paragraph">You will be connecting to the Groopi’s WIFI network the same way you would connect to any other WIFI network. Your Groopi’s network name and password are labeled on the Groopi.</text:p>
      <text:p text:style-name="Text_20_body"/>
      <text:list xml:id="list7463310600214157922" text:style-name="L4">
        <text:list-item>
          <text:p text:style-name="P5">With your browsing device, search for the Groopi’s WIFI network. This is usually done in your device’s WIFI settings.</text:p>
        </text:list-item>
        <text:list-item>
          <text:p text:style-name="P5">Select the Groopi’s WIFI network.</text:p>
        </text:list-item>
        <text:list-item>
          <text:p text:style-name="P5">Enter the Groopi’s WIFI network password when prompted.</text:p>
          <text:p text:style-name="P5"/>
        </text:list-item>
      </text:list>
      <text:p text:style-name="First_20_paragraph">You should now be connected to the Groopi’s WIFI network. Now you’re ready to access the OpenGro/Op web console.</text:p>
      <text:h text:style-name="Heading_20_4" text:outline-level="4">Note on connecting to the Groopi’s WIFI network</text:h>
      <text:p text:style-name="First_20_paragraph">While connected to the Groopi’s WIFI connection, your browsing device will not have Internet access through it’s WIFI connection.</text:p>
      <text:h text:style-name="Heading_20_2" text:outline-level="2">Browse to the OpenGro/Op web console</text:h>
      <text:p text:style-name="First_20_paragraph">With your browsing device connected to the Groopi’s WIFI network, open up a browser and enter into it’s address bar:</text:p>
      <text:p text:style-name="Text_20_body"/>
      <text:list xml:id="list381550682805558567" text:style-name="L5">
        <text:list-item>
          <text:p text:style-name="P6"><text:a xlink:type="simple" xlink:href="https://10.10.10.1/" text:style-name="Internet_20_link" text:visited-style-name="Visited_20_Internet_20_Link">https://10.10.10.1</text:a></text:p>
          <text:p text:style-name="P6"/>
        </text:list-item>
      </text:list>
      <text:p text:style-name="First_20_paragraph">You will receive an ominous warning from your browser claiming that the connection is ‘<text:span text:style-name="T1">untrusted</text:span>’ or ‘<text:span text:style-name="T1">not private</text:span>’. <text:span text:style-name="T3">This warning can be ignored and bypassed.</text:span> The next section covers dealing with this warning.</text:p>
      <text:h text:style-name="Heading_20_2" text:outline-level="2">Configure browsers to accept security warning</text:h>
      <text:p text:style-name="First_20_paragraph">When accessing the OpenGro/Op console for the first time, you will receive a warning claiming that the site is ‘<text:span text:style-name="T1">untrusted</text:span>’ or ‘<text:span text:style-name="T1">not private</text:span>’. As ominous as this may sound, we can ignore this warning and move on. But to do that, we must let the browser know that we trust the connection. Different browsers have different ways to do this.</text:p>
      <text:h text:style-name="Heading_20_4" text:outline-level="4">Chrome</text:h>
      <text:p text:style-name="First_20_paragraph">On the warning page:</text:p>
      <text:list xml:id="list1692354088594691387" text:style-name="L6">
        <text:list-item>
          <text:p text:style-name="P7">select ‘<text:span text:style-name="T1">ADVANCED</text:span>’</text:p>
        </text:list-item>
        <text:list-item>
          <text:p text:style-name="P7">then, select ‘<text:span text:style-name="T1">Proceed to 10.10.10.1 (unsafe)</text:span>’</text:p>
        </text:list-item>
      </text:list>
      <text:h text:style-name="Heading_20_4" text:outline-level="4">Firefox</text:h>
      <text:p text:style-name="First_20_paragraph">On the warning page,</text:p>
      <text:list xml:id="list5001982089313703789" text:style-name="L7">
        <text:list-item>
          <text:p text:style-name="P8">select ‘<text:span text:style-name="T1">Advanced</text:span>’</text:p>
        </text:list-item>
        <text:list-item>
          <text:p text:style-name="P8">then, select ‘<text:span text:style-name="T1">Visit site anyway</text:span>’</text:p>
        </text:list-item>
      </text:list>
      <text:h text:style-name="Heading_20_4" text:outline-level="4"><text:soft-page-break/>Safari</text:h>
      <text:p text:style-name="First_20_paragraph">On the warning page,</text:p>
      <text:list xml:id="list596797902503739102" text:style-name="L8">
        <text:list-item>
          <text:p text:style-name="P9">select ‘<text:span text:style-name="T1">Show Details</text:span>’</text:p>
        </text:list-item>
        <text:list-item>
          <text:p text:style-name="P9">then, select ‘<text:span text:style-name="T1">visit this website</text:span>’</text:p>
        </text:list-item>
      </text:list>
      <text:h text:style-name="Heading_20_4" text:outline-level="4">Note on browser warnings</text:h>
      <text:p text:style-name="First_20_paragraph">This warning will appear the first time we access OpenGro/Op for each browser. Bypassing this warning on Chrome will not automatically bypass it on Firefox or Safari. Each browser type must remember it’s own bypass setting. This also applies across browsing devices.</text:p>
      <text:p text:style-name="Text_20_body">After bypassing the warning, we will be presented with the <text:span text:style-name="T1">Login</text:span> page.</text:p>
      <text:h text:style-name="Heading_20_2" text:outline-level="2">Log in to access the OpenGro/Op web console</text:h>
      <text:p text:style-name="First_20_paragraph">With WIFI connections made and browser warnings bypassed, we are now ready to log in.</text:p>
      <text:p text:style-name="Text_20_body"/>
      <text:list xml:id="list8263158662045005530" text:style-name="L9">
        <text:list-item>
          <text:p text:style-name="P10">USERNAME: <text:span text:style-name="T2">admin</text:span></text:p>
        </text:list-item>
        <text:list-item>
          <text:p text:style-name="P10">PASSWORD: <text:span text:style-name="T2">opengroop</text:span></text:p>
          <text:p text:style-name="P10"><text:span text:style-name="T2"/></text:p>
        </text:list-item>
      </text:list>
      <text:p text:style-name="First_20_paragraph">After a successful login, you’ll be directed to the <text:span text:style-name="T1">Sensors</text:span> section. This is where your sensors will be listed, showing their current readings.<text:line-break/>Selecting the sensor will direct you to the sensor’s chart page where you can view charts based on the sensor’s data, or change sensor settings.</text:p>
      <text:h text:style-name="Heading_20_4" text:outline-level="4">Notes on readings and viewing charts</text:h>
      <text:p text:style-name="First_20_paragraph">While current readings will be immediately stored and available for viewing, charts will be initially delayed. Hourly charts will appear after 30 minutes. Daily summary charts will appear in 2 days. This delay will occur only once, the first time a sensor is connected to the Groopi.</text:p>
      <text:h text:style-name="Heading_20_2" text:outline-level="2">Change default password for the OpenGro/Op web console (<text:span text:style-name="T1">optional</text:span>)</text:h>
      <text:p text:style-name="First_20_paragraph">Although not required, it is suggested that you change the default ‘<text:span text:style-name="T1">admin</text:span>’ user password.</text:p>
      <text:p text:style-name="Text_20_body"/>
      <text:list xml:id="list5487368131761373337" text:style-name="L10">
        <text:list-item>
          <text:p text:style-name="P11">On the main navigation, select <text:span text:style-name="T1">SETTINGS</text:span></text:p>
        </text:list-item>
        <text:list-item>
          <text:p text:style-name="P11">Select <text:span text:style-name="T1">USERS</text:span></text:p>
        </text:list-item>
        <text:list-item>
          <text:p text:style-name="P11">In the <text:span text:style-name="T1">EDIT USER</text:span> section, select the user ‘<text:span text:style-name="T1">admin</text:span>’ (it will be the only user available)</text:p>
        </text:list-item>
        <text:list-item>
          <text:p text:style-name="P11">Enter the new password twice, then <text:span text:style-name="T1">SUBMIT</text:span>.</text:p>
        </text:list-item>
      </text:list>
      <text:h text:style-name="Heading_20_4" text:outline-level="4">Note on changing the <text:span text:style-name="T1">admin</text:span> password</text:h>
      <text:p text:style-name="First_20_paragraph">There are currently no facilities to reset this password if forgotten. So please <text:span text:style-name="T3">do not outsmart yourself by picking a complicated password</text:span>. The objective here is to change the password from the default one provided, which is a publicly known password.</text:p>
      <text:h text:style-name="Heading_20_2" text:outline-level="2"><text:soft-page-break/>That’s it!</text:h>
      <text:p text:style-name="First_20_paragraph">Now whenever you want to view your sensor data, all you have to do is join the Groopi’s WIFI network, browse to the IP address above, and log into the OpenGro/Op console. Just remember that your browsing device will not have Internet access through it’s WIFI while connected to the Groopi’s WIFI net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6-28T09:23:56.897996551</dc:date>
    <meta:editing-duration>PT9M3S</meta:editing-duration>
    <meta:editing-cycles>2</meta:editing-cycles>
    <meta:generator>LibreOffice/5.2.7.2$Linux_X86_64 LibreOffice_project/20m0$Build-2</meta:generator>
    <meta:document-statistic meta:table-count="0" meta:image-count="0" meta:object-count="0" meta:page-count="4" meta:paragraph-count="70" meta:word-count="910" meta:character-count="5275" meta:non-whitespace-character-count="4463"/>
  </office:meta>
</office:document-meta>
</file>